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0457e2" officeooo:paragraph-rsid="000457e2"/>
    </style:style>
    <style:style style:name="P2" style:family="paragraph" style:parent-style-name="Text_20_body">
      <style:paragraph-properties fo:margin-top="0in" fo:margin-bottom="0in" loext:contextual-spacing="true"/>
    </style:style>
    <style:style style:name="P3" style:family="paragraph" style:parent-style-name="Text_20_body">
      <style:paragraph-properties fo:margin-top="0in" fo:margin-bottom="0in" loext:contextual-spacing="true"/>
      <style:text-properties officeooo:rsid="000457e2" officeooo:paragraph-rsid="0019bf8c"/>
    </style:style>
    <style:style style:name="P4" style:family="paragraph" style:parent-style-name="Text_20_body">
      <style:paragraph-properties fo:margin-top="0in" fo:margin-bottom="0in" loext:contextual-spacing="true"/>
      <style:text-properties officeooo:paragraph-rsid="0019bf8c"/>
    </style:style>
    <style:style style:name="P5" style:family="paragraph" style:parent-style-name="Text_20_body">
      <style:paragraph-properties fo:margin-top="0in" fo:margin-bottom="0in" loext:contextual-spacing="true"/>
      <style:text-properties officeooo:paragraph-rsid="0020fce5"/>
    </style:style>
    <style:style style:name="P6" style:family="paragraph" style:parent-style-name="Text_20_body">
      <style:paragraph-properties fo:margin-top="0in" fo:margin-bottom="0in" loext:contextual-spacing="true"/>
      <style:text-properties officeooo:paragraph-rsid="0021b70c"/>
    </style:style>
    <style:style style:name="T1" style:family="text">
      <style:text-properties officeooo:rsid="0009b6cd"/>
    </style:style>
    <style:style style:name="T2" style:family="text">
      <style:text-properties officeooo:rsid="000a8372"/>
    </style:style>
    <style:style style:name="T3" style:family="text">
      <style:text-properties officeooo:rsid="0020fce5"/>
    </style:style>
    <style:style style:name="T4" style:family="text">
      <style:text-properties officeooo:rsid="0021b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И всё-таки мечты сбываются, порою в самых неожиданных местах. </text:p>
      <text:p text:style-name="P4"><text:span text:style-name="T1">Б</text:span>атареи прожекторов на металлических мачтах освещения сдерживают натиск густо-фиолетовой ночи, бросая влажный отблеск вдоль натруженных рельс. Колеи раздваиваются, расчетверяются, параллельное многорядье путей заставлено вагонами, цистернами, <text:span text:style-name="T1">платформами</text:span>, на которых громоздится, топорщится, высится зачехл<text:span text:style-name="T1">ё</text:span>нная и раскрытая, габаритная и мелкая, обвязанная и валом сваленная всякая всячина. Погромыхивая на стрелках, скатываются с сортировочной горки вагоны: в одиночку и сцепками, чтоб отыскать и уткнуться в нужный состав. На товарной станции нет выходных. Круглые сутки громыханье и лязг, резкий скрежет тормозных башмаков, выкрики репродукторов о формирующихся и готовых составах.</text:p>
      <text:p text:style-name="P4"><text:span text:style-name="T2">И</text:span> в ту осеннюю ночь я перес<text:span text:style-name="T2">екал</text:span> её знакомыми тропами служебных проходов, минуя вагонные лабиринты, прибли<text:span text:style-name="T2">жаясь</text:span> к знакомому пролому в <text:s/>ограде ПМ<text:span text:style-name="T2">С</text:span>-119, загодя ёжась и негодуя какая там будет грязь и лужи. <text:span text:style-name="T2">Вот и красивая надпись дёгтем, крупными буквами для пассажиров проходящих поездов: «Конотоп — город трезвенников». <text:s/></text:span></text:p>
      <text:p text:style-name="P4">Неотступный свет прожекторов припечатал мою тень к стене. По мере приближения <text:span text:style-name="T2">к стене, </text:span>силуэт всё меньша<text:span text:style-name="T2">л</text:span>, подрагивая полями шляпы <text:span text:style-name="T2">при ходьбе</text:span>, пока не <text:span text:style-name="T2">слился</text:span> <text:span text:style-name="T2">с</text:span>о мгл<text:span text:style-name="T2">ой</text:span> пролома. Для путешествий во времени нужна машина? Возможно, но если она не по карману, то можно и пешком. Сейчас, <text:span text:style-name="T2">вслед</text:span> за своей <text:span text:style-name="T2">исчезнувшей </text:span>тенью, я окажусь в таких средневековых непр<text:span text:style-name="T2">ó</text:span>лазях и тьмах… </text:p>
      <text:p text:style-name="P4">- Софокл! Эсхил! </text:p>
      <text:p text:style-name="P4">Что такое? Неужто так широко шагнул, что п<text:span text:style-name="T2">р</text:span>оскочил по самую античность? </text:p>
      <text:p text:style-name="P4">- Эсхил!- хрипло надрывалась средь слякотного мрака ПМСных задворков чёрная тень шагах в <text:span text:style-name="T2">двадцати</text:span> от пролома. </text:p>
      <text:p text:style-name="P4">Моя? Нет, эта пониже и круглее. К тому же в кепке, в кожаном пальто. </text:p>
      <text:p text:style-name="P4">- Чего стал? Тебя звали? Будто понятие имеешь про Софокла. </text:p>
      <text:p text:style-name="P4">- Вы правы, дальше Аристофана я не углублялся. </text:p>
      <text:p text:style-name="P4">Он икнул и чуть покачиваясь, но решительно заступил мне путь. </text:p>
      <text:p text:style-name="P4">- Ты кто?- пахнул он винищем. </text:p>
      <text:p text:style-name="P4">- Прохожий. А вас что сюда привело? </text:p>
      <text:p text:style-name="P4">Он будто не слыхал вопроса. </text:p>
      <text:p text:style-name="P4">- Софокл… Эсхил…- умильно вторил он.- Да, да… Эсхил… Аристофан! А ещё? </text:p>
      <text:p text:style-name="P4">- Ну, ещё Еврипид. </text:p>
      <text:p text:style-name="P4">- Точно! Еврипид!- со слезой воскликнул он и вновь самозабвенно простонал, - Софо-о-о-кл… </text:p>
      <text:p text:style-name="P4">Мы стояли друг против друга, словно сошедшиеся после разлуки Санчо Панса и Дон-Кихот. Тут Санчо сокрушённо понурился. Козырёк кожаной кепки клюнул меня в переносицу. Проклятье, Санчо! Я ведь с открытым забралом. </text:p>
      <text:p text:style-name="P4">- Художник я, - горестно поведал он, подняв голову, - а сюда на два месяца. </text:p>
      <text:p text:style-name="P3">И снова кивок-клювок. На два месяца из нарко-два для излечения от алкогольных склонностей. Эx, Санчо, Санчо!.. Любой сопьётся, коли не с кем про Софокла перемолвиться! И бисер есть, да метать не перед кем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0-03T17:16:41.499774491</meta:creation-date>
    <dc:date>2016-10-14T19:18:34.413455189</dc:date>
    <dc:creator>sehrguey </dc:creator>
    <meta:editing-duration>PT40M13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20" meta:word-count="394" meta:character-count="2636" meta:non-whitespace-character-count="2240"/>
  </office:meta>
</office:document-meta>
</file>